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2.6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1961.preconf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ING ADDRESS</text:p>
          </table:table-cell>
          <table:table-cell office:value-type="string" calcext:value-type="string">
            <text:p>SIR GORDON SUTHERLAND</text:p>
          </table:table-cell>
          <table:table-cell office:value-type="string" calcext:value-type="string">
            <text:p>http://www.mt-archive.info/50/NPL-1961-Sutherland.pd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ssion 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<text:a xlink:href="http://www.mt-archive.info/50/NPL-1961-Kuno.pdf" xlink:type="simple">A preliminary approach to Japanese-English automatic</text:a> <text:a xlink:href="http://www.mt-archive.info/50/NPL-1961-Kuno.pdf" xlink:type="simple">translation</text:a> </text:p>
          </table:table-cell>
          <table:table-cell office:value-type="string" calcext:value-type="string">
            <text:p>SUSUMU KUNO</text:p>
          </table:table-cell>
          <table:table-cell office:value-type="string" calcext:value-type="string">
            <text:p>http://www.mt-archive.info/50/NPL-1961-Kuno.pdf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ussion on paper</text:p>
          </table:table-cell>
          <table:table-cell/>
          <table:table-cell office:value-type="string" calcext:value-type="string">
            <text:p>http://www.mt-archive.info/50/NPL-1961-Whelan-1.pdf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new model of syntactic description</text:p>
          </table:table-cell>
          <table:table-cell office:value-type="string" calcext:value-type="string">
            <text:p>F. R. PARKER-RHODES</text:p>
          </table:table-cell>
          <table:table-cell office:value-type="string" calcext:value-type="string">
            <text:p>http://www.mt-archive.info/50/NPL-1961-Parker-Rhodes.pdf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tion and discussion of paper 27</text:p>
          </table:table-cell>
          <table:table-cell/>
          <table:table-cell office:value-type="string" calcext:value-type="string">
            <text:p>http://www.mt-archive.info/50/NPL-1961-Whelan-2.pdf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om generation of English sentences</text:p>
          </table:table-cell>
          <table:table-cell office:value-type="string" calcext:value-type="string">
            <text:p>VICTOR H. YNGVE</text:p>
          </table:table-cell>
          <table:table-cell office:value-type="string" calcext:value-type="string">
            <text:p>http://www.mt-archive.info/50/NPL-1961-Yngve.pdf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tion and discussion of paper 6</text:p>
          </table:table-cell>
          <table:table-cell/>
          <table:table-cell office:value-type="string" calcext:value-type="string">
            <text:p>http://www.mt-archive.info/50/NPL-1961-Lyons-1.pdf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classification of English verbs by object types</text:p>
          </table:table-cell>
          <table:table-cell office:value-type="string" calcext:value-type="string">
            <text:p>SEYMOUR CHATMAN</text:p>
          </table:table-cell>
          <table:table-cell office:value-type="string" calcext:value-type="string">
            <text:p>http://www.mt-archive.info/50/NPL-1961-Chatman.pdf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tion and discussion of paper 9</text:p>
          </table:table-cell>
          <table:table-cell/>
          <table:table-cell office:value-type="string" calcext:value-type="string">
            <text:p>http://www.mt-archive.info/50/NPL-1961-Lyons-2.pdf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ucture at the lexical level and its implication for transfer grammar</text:p>
          </table:table-cell>
          <table:table-cell office:value-type="string" calcext:value-type="string">
            <text:p>EDWARD S. KLIMA</text:p>
          </table:table-cell>
          <table:table-cell office:value-type="string" calcext:value-type="string">
            <text:p>http://www.mt-archive.info/50/NPL-1961-Klima.pdf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tion and discussion of paper 13</text:p>
          </table:table-cell>
          <table:table-cell/>
          <table:table-cell office:value-type="string" calcext:value-type="string">
            <text:p>http://www.mt-archive.info/50/NPL-1961-Lyons-3.pdf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application of the article in English</text:p>
          </table:table-cell>
          <table:table-cell office:value-type="string" calcext:value-type="string">
            <text:p>JEHANE BARTON</text:p>
          </table:table-cell>
          <table:table-cell office:value-type="string" calcext:value-type="string">
            <text:p>http://www.mt-archive.info/50/NPL-1961-Barton.pdf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tion and discussion of paper 32</text:p>
          </table:table-cell>
          <table:table-cell/>
          <table:table-cell office:value-type="string" calcext:value-type="string">
            <text:p>http://www.mt-archive.info/50/NPL-1961-Lyons-4.pdf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ognition of clauses and phrases in machine translation of languages</text:p>
          </table:table-cell>
          <table:table-cell office:value-type="string" calcext:value-type="string">
            <text:p>FRANZ L. ALT and IDA RHODES</text:p>
          </table:table-cell>
          <table:table-cell office:value-type="string" calcext:value-type="string">
            <text:p>http://www.mt-archive.info/50/NPL-1961-Alt.pdf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identification of nested structures in predictive syntactic analysis</text:p>
          </table:table-cell>
          <table:table-cell office:value-type="string" calcext:value-type="string">
            <text:p>MURRAY E. SHERRY</text:p>
          </table:table-cell>
          <table:table-cell office:value-type="string" calcext:value-type="string">
            <text:p>http://www.mt-archive.info/50/NPL-1961-Sherry.pdf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tions and discussions of papers 11 and 18</text:p>
          </table:table-cell>
          <table:table-cell/>
          <table:table-cell office:value-type="string" calcext:value-type="string">
            <text:p>http://www.mt-archive.info/50/NPL-1961-Lehmann.pdf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fourth level of linguistic analysis</text:p>
          </table:table-cell>
          <table:table-cell office:value-type="string" calcext:value-type="string">
            <text:p>MICHAEL ZARECHNAK</text:p>
          </table:table-cell>
          <table:table-cell office:value-type="string" calcext:value-type="string">
            <text:p>http://www.mt-archive.info/50/NPL-1961-Zarechnak.pdf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ussion on paper 12</text:p>
          </table:table-cell>
          <table:table-cell/>
          <table:table-cell office:value-type="string" calcext:value-type="string">
            <text:p>http://www.mt-archive.info/50/NPL-1961-McDaniel-1.pdf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matic sentence diagramming</text:p>
          </table:table-cell>
          <table:table-cell office:value-type="string" calcext:value-type="string">
            <text:p>WARREN PLATH</text:p>
          </table:table-cell>
          <table:table-cell office:value-type="string" calcext:value-type="string">
            <text:p>http://www.mt-archive.info/50/NPL-1961-Plath.pdf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ussion on paper 2</text:p>
          </table:table-cell>
          <table:table-cell/>
          <table:table-cell office:value-type="string" calcext:value-type="string">
            <text:p>http://www.mt-archive.info/50/NPL-1961-McDaniel-2.pdf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preliminary structural transfer system</text:p>
          </table:table-cell>
          <table:table-cell office:value-type="string" calcext:value-type="string">
            <text:p>WILLIAM D. FOUST and JULIA WALKLING</text:p>
          </table:table-cell>
          <table:table-cell office:value-type="string" calcext:value-type="string">
            <text:p>http://www.mt-archive.info/50/NPL-1961-Foust.pdf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ussion on paper</text:p>
          </table:table-cell>
          <table:table-cell/>
          <table:table-cell office:value-type="string" calcext:value-type="string">
            <text:p>http://www.mt-archive.info/50/NPL-1961-McDaniel-3.pdf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note on categorial grammars</text:p>
          </table:table-cell>
          <table:table-cell office:value-type="string" calcext:value-type="string">
            <text:p>R.P.MITCHELL</text:p>
          </table:table-cell>
          <table:table-cell office:value-type="string" calcext:value-type="string">
            <text:p>http://www.mt-archive.info/50/NPL-1961-Mitchell.pdf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tion and discussion of paper</text:p>
          </table:table-cell>
          <table:table-cell/>
          <table:table-cell office:value-type="string" calcext:value-type="string">
            <text:p>http://www.mt-archive.info/50/NPL-1961-Davies-1.pdf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an translation and translation by machine, I</text:p>
          </table:table-cell>
          <table:table-cell office:value-type="string" calcext:value-type="string">
            <text:p>SILVIO CECCATO and BRUNA ZONTA</text:p>
          </table:table-cell>
          <table:table-cell office:value-type="string" calcext:value-type="string">
            <text:p>http://www.mt-archive.info/50/NPL-1961-Ceccato.pdf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tion and discussion of paper O</text:p>
          </table:table-cell>
          <table:table-cell office:value-type="string" calcext:value-type="string">
            <text:p>Linguistic analysis or Russian chemical terminology</text:p>
          </table:table-cell>
          <table:table-cell office:value-type="string" calcext:value-type="string">
            <text:p>http://www.mt-archive.info/50/NPL-1961-McDaniel-4.pdf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guistic analysis or Russian chemical terminology</text:p>
          </table:table-cell>
          <table:table-cell office:value-type="string" calcext:value-type="string">
            <text:p>JOHN H. WAHLGREN</text:p>
          </table:table-cell>
          <table:table-cell office:value-type="string" calcext:value-type="string">
            <text:p>http://www.mt-archive.info/50/NPL-1961-Wahlgren.pdf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 of Russian organic chemical names into English by analysis and resynthesls of the component fragments</text:p>
          </table:table-cell>
          <table:table-cell office:value-type="string" calcext:value-type="string">
            <text:p>LAWRENCE SUMMERS</text:p>
          </table:table-cell>
          <table:table-cell office:value-type="string" calcext:value-type="string">
            <text:p>http://www.mt-archive.info/50/NPL-1961-Summers.pdf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ussion on papers 19 and 17</text:p>
          </table:table-cell>
          <table:table-cell/>
          <table:table-cell office:value-type="string" calcext:value-type="string">
            <text:p>http://www.mt-archive.info/50/NPL-1961-McDaniel-5.pdf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ssion 5</text:p>
          </table:table-cell>
          <table:table-cell/>
          <table:table-cell office:value-type="string" calcext:value-type="string">
            <text:p>http://www.mt-archive.info/50/NPL-1961-Edmundson-3.pdf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nsic machine addressing in automatic translation</text:p>
          </table:table-cell>
          <table:table-cell office:value-type="string" calcext:value-type="string">
            <text:p>YVES LECERF</text:p>
          </table:table-cell>
          <table:table-cell office:value-type="string" calcext:value-type="string">
            <text:p>http://www.mt-archive.info/50/NPL-1961-Lecerf.pdf</text:p>
          </table:table-cell>
          <table:table-cell table:number-columns-repeated="2"/>
          <table:table-cell table:style-name="ce3" office:value-type="float" office:value="283" calcext:value-type="float">
            <text:p>2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tion and discussion of paper</text:p>
          </table:table-cell>
          <table:table-cell/>
          <table:table-cell office:value-type="string" calcext:value-type="string">
            <text:p>http://www.mt-archive.info/50/NPL-1961-McDaniel-6.pdf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<text:a xlink:href="http://www.mt-archive.info/50/NPL-1961-Micklesen.pdf" xlink:type="simple">Source-language specifications with table lookup and</text:a> <text:a xlink:href="http://www.mt-archive.info/50/NPL-1961-Micklesen.pdf" xlink:type="simple">high-capacity dictionary</text:a></text:p>
          </table:table-cell>
          <table:table-cell office:value-type="string" calcext:value-type="string">
            <text:p>LEW R. MICKLESEN</text:p>
          </table:table-cell>
          <table:table-cell office:value-type="string" calcext:value-type="string">
            <text:p>http://www.mt-archive.info/50/NPL-1961-Micklesen.pdf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tion and discussion of paper</text:p>
          </table:table-cell>
          <table:table-cell/>
          <table:table-cell office:value-type="string" calcext:value-type="string">
            <text:p>http://www.mt-archive.info/50/NPL-1961-McDaniel-7.pdf</text:p>
          </table:table-cell>
          <table:table-cell table:number-columns-repeated="2"/>
          <table:table-cell office:value-type="float" office:value="341" calcext:value-type="float">
            <text:p>3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technique for consistent splitting of Russian words</text:p>
          </table:table-cell>
          <table:table-cell office:value-type="string" calcext:value-type="string">
            <text:p>DONALD W. DAVIES and ANTHONY M. DAY</text:p>
          </table:table-cell>
          <table:table-cell office:value-type="string" calcext:value-type="string">
            <text:p>http://www.mt-archive.info/50/NPL-1961-Davies-2.pdf</text:p>
          </table:table-cell>
          <table:table-cell table:number-columns-repeated="2"/>
          <table:table-cell office:value-type="float" office:value="343" calcext:value-type="float">
            <text:p>34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<text:a xlink:href="http://www.mt-archive.info/50/NPL-1961-McDaniel.pdf" xlink:type="simple">The grammatical interpretation of Russian inflected</text:a> <text:a xlink:href="http://www.mt-archive.info/50/NPL-1961-McDaniel.pdf" xlink:type="simple">forms using a stem dictionary</text:a></text:p>
          </table:table-cell>
          <table:table-cell office:value-type="string" calcext:value-type="string">
            <text:p>JOHN McDANIEL and STEPHEN WHELAN</text:p>
          </table:table-cell>
          <table:table-cell office:value-type="string" calcext:value-type="string">
            <text:p>http://www.mt-archive.info/50/NPL-1961-McDaniel.pdf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ussion on papers 23 and 4</text:p>
          </table:table-cell>
          <table:table-cell office:value-type="string" calcext:value-type="string">
            <text:p>On problems of address in an automatic dictionary of French</text:p>
          </table:table-cell>
          <table:table-cell office:value-type="string" calcext:value-type="string">
            <text:p>http://www.mt-archive.info/50/NPL-1961-Josselson-1.pdf</text:p>
          </table:table-cell>
          <table:table-cell table:number-columns-repeated="2"/>
          <table:table-cell office:value-type="float" office:value="378" calcext:value-type="float">
            <text:p>37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://www.mt-archive.info/50/NPL-1961-Meile.pdf" xlink:type="simple">On problems of address in an automatic dictionary of</text:a> <text:a xlink:href="http://www.mt-archive.info/50/NPL-1961-Meile.pdf" xlink:type="simple">French</text:a></text:p>
          </table:table-cell>
          <table:table-cell office:value-type="string" calcext:value-type="string">
            <text:p>PIERRE MEILE</text:p>
          </table:table-cell>
          <table:table-cell office:value-type="string" calcext:value-type="string">
            <text:p>http://www.mt-archive.info/50/NPL-1961-Meile.pdf</text:p>
          </table:table-cell>
          <table:table-cell table:number-columns-repeated="2"/>
          <table:table-cell office:value-type="float" office:value="379" calcext:value-type="float">
            <text:p>3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tion and discussion of paper</text:p>
          </table:table-cell>
          <table:table-cell/>
          <table:table-cell office:value-type="string" calcext:value-type="string">
            <text:p>http://www.mt-archive.info/50/NPL-1961-Josselson-2.pdf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ple meaning in machine translation</text:p>
          </table:table-cell>
          <table:table-cell office:value-type="string" calcext:value-type="string">
            <text:p>AMELIA JANIOTIS and HARRY H. JOSSELSON</text:p>
          </table:table-cell>
          <table:table-cell office:value-type="string" calcext:value-type="string">
            <text:p>http://www.mt-archive.info/50/NPL-1961-Janiotis.pdf</text:p>
          </table:table-cell>
          <table:table-cell table:number-columns-repeated="2"/>
          <table:table-cell office:value-type="float" office:value="405" calcext:value-type="float">
            <text:p>4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ussion on paper</text:p>
          </table:table-cell>
          <table:table-cell/>
          <table:table-cell office:value-type="string" calcext:value-type="string">
            <text:p>http://www.mt-archive.info/50/NPL-1961-Edmundson-1.pdf</text:p>
          </table:table-cell>
          <table:table-cell table:number-columns-repeated="2"/>
          <table:table-cell office:value-type="float" office:value="415" calcext:value-type="float">
            <text:p>4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chanised semantic classification</text:p>
          </table:table-cell>
          <table:table-cell office:value-type="string" calcext:value-type="string">
            <text:p>KAREN SPARCK-JONES</text:p>
          </table:table-cell>
          <table:table-cell office:value-type="string" calcext:value-type="string">
            <text:p>http://www.mt-archive.info/50/NPL-1961-Sparck-Jones.pdf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ussion on paper</text:p>
          </table:table-cell>
          <table:table-cell/>
          <table:table-cell office:value-type="string" calcext:value-type="string">
            <text:p>http://www.mt-archive.info/50/NPL-1961-McDaniel-8.pdf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a xlink:href="http://www.mt-archive.info/50/NPL-1961-Masterman.pdf" xlink:type="simple">Semantic message detection for machine translation,</text:a> <text:a xlink:href="http://www.mt-archive.info/50/NPL-1961-Masterman.pdf" xlink:type="simple">using an interlingua</text:a></text:p>
          </table:table-cell>
          <table:table-cell office:value-type="string" calcext:value-type="string">
            <text:p>MARGARET MASTERMAN</text:p>
          </table:table-cell>
          <table:table-cell office:value-type="string" calcext:value-type="string">
            <text:p>http://www.mt-archive.info/50/NPL-1961-Masterman.pdf</text:p>
          </table:table-cell>
          <table:table-cell table:number-columns-repeated="2"/>
          <table:table-cell office:value-type="float" office:value="437" calcext:value-type="float">
            <text:p>4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ussion on paper 36</text:p>
          </table:table-cell>
          <table:table-cell/>
          <table:table-cell office:value-type="string" calcext:value-type="string">
            <text:p>http://www.mt-archive.info/50/NPL-1961-Edmundson-2.pdf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ssian—СЯ verbs; impersonally used verbs, and subject-object ambiguities</text:p>
          </table:table-cell>
          <table:table-cell table:style-name="ce1" office:value-type="string" calcext:value-type="string">
            <text:p>IRINA LYNCH</text:p>
          </table:table-cell>
          <table:table-cell office:value-type="string" calcext:value-type="string">
            <text:p>http://www.mt-archive.info/50/NPL-1961-Lynch.pdf</text:p>
          </table:table-cell>
          <table:table-cell table:number-columns-repeated="2"/>
          <table:table-cell office:value-type="float" office:value="477" calcext:value-type="float">
            <text:p>4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ussion on paper 22</text:p>
          </table:table-cell>
          <table:table-cell table:style-name="ce1"/>
          <table:table-cell table:number-columns-repeated="3"/>
          <table:table-cell office:value-type="float" office:value="503" calcext:value-type="float">
            <text:p>5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an translation and translation by machine, II</text:p>
          </table:table-cell>
          <table:table-cell office:value-type="string" calcext:value-type="string">
            <text:p>E. V. GLASERSFELD</text:p>
          </table:table-cell>
          <table:table-cell office:value-type="string" calcext:value-type="string">
            <text:p>http://www.mt-archive.info/50/NPL-1961-Glasersfeld.pdf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ussion on paper 31</text:p>
          </table:table-cell>
          <table:table-cell/>
          <table:table-cell office:value-type="string" calcext:value-type="string">
            <text:p>http://www.mt-archive.info/50/NPL-1961-McDaniel-9.pdf</text:p>
          </table:table-cell>
          <table:table-cell table:number-columns-repeated="2"/>
          <table:table-cell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lysis by synthesis of natural languages</text:p>
          </table:table-cell>
          <table:table-cell office:value-type="string" calcext:value-type="string">
            <text:p>G. H. MATTHEWS</text:p>
          </table:table-cell>
          <table:table-cell office:value-type="string" calcext:value-type="string">
            <text:p>http://www.mt-archive.info/50/NPL-1961-Matthews.pdf</text:p>
          </table:table-cell>
          <table:table-cell table:number-columns-repeated="2"/>
          <table:table-cell office:value-type="float" office:value="531" calcext:value-type="float">
            <text:p>5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ussion on paper 10</text:p>
          </table:table-cell>
          <table:table-cell office:value-type="string" calcext:value-type="string">
            <text:p>On the semantical interpretation of linguistic entities that function structurally</text:p>
          </table:table-cell>
          <table:table-cell office:value-type="string" calcext:value-type="string">
            <text:p>http://www.mt-archive.info/50/NPL-1961-McDaniel-10.pdf</text:p>
          </table:table-cell>
          <table:table-cell table:number-columns-repeated="2"/>
          <table:table-cell office:value-type="float" office:value="541" calcext:value-type="float">
            <text:p>54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<text:a xlink:href="http://www.mt-archive.info/50/NPL-1961-Charney.pdf" xlink:type="simple">On the semantical interpretation of linguistic entities</text:a> <text:a xlink:href="http://www.mt-archive.info/50/NPL-1961-Charney.pdf" xlink:type="simple">that function structurally</text:a></text:p>
          </table:table-cell>
          <table:table-cell office:value-type="string" calcext:value-type="string">
            <text:p>ELINOR K. CHARNEY</text:p>
          </table:table-cell>
          <table:table-cell office:value-type="string" calcext:value-type="string">
            <text:p>http://www.mt-archive.info/50/NPL-1961-Charney.pdf</text:p>
          </table:table-cell>
          <table:table-cell table:number-columns-repeated="2"/>
          <table:table-cell office:value-type="float" office:value="543" calcext:value-type="float">
            <text:p>5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tion and discussion of paper</text:p>
          </table:table-cell>
          <table:table-cell/>
          <table:table-cell office:value-type="string" calcext:value-type="string">
            <text:p>http://www.mt-archive.info/50/NPL-1961-McDaniel-11.pdf</text:p>
          </table:table-cell>
          <table:table-cell table:number-columns-repeated="2"/>
          <table:table-cell office:value-type="float" office:value="557" calcext:value-type="float">
            <text:p>5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mechanical analysis of language</text:p>
          </table:table-cell>
          <table:table-cell office:value-type="string" calcext:value-type="string">
            <text:p>MICHAEL LEVISON</text:p>
          </table:table-cell>
          <table:table-cell office:value-type="string" calcext:value-type="string">
            <text:p>http://www.mt-archive.info/50/NPL-1961-Levison.pdf</text:p>
          </table:table-cell>
          <table:table-cell table:number-columns-repeated="2"/>
          <table:table-cell office:value-type="float" office:value="561" calcext:value-type="float">
            <text:p>5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ussion on paper</text:p>
          </table:table-cell>
          <table:table-cell/>
          <table:table-cell office:value-type="string" calcext:value-type="string">
            <text:p>http://www.mt-archive.info/50/NPL-1961-Brown-1.pdf</text:p>
          </table:table-cell>
          <table:table-cell table:number-columns-repeated="2"/>
          <table:table-cell office:value-type="float" office:value="575" calcext:value-type="float">
            <text:p>5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 the value of dependency connections</text:p>
          </table:table-cell>
          <table:table-cell office:value-type="string" calcext:value-type="string">
            <text:p>DAVID G. HAYS</text:p>
          </table:table-cell>
          <table:table-cell office:value-type="string" calcext:value-type="string">
            <text:p>http://www.mt-archive.info/50/NPL-1961-Hays.pdf</text:p>
          </table:table-cell>
          <table:table-cell table:number-columns-repeated="2"/>
          <table:table-cell office:value-type="float" office:value="577" calcext:value-type="float">
            <text:p>5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tion and discussion of paper 32</text:p>
          </table:table-cell>
          <table:table-cell office:value-type="string" calcext:value-type="string">
            <text:p>Syntax in universal translation</text:p>
          </table:table-cell>
          <table:table-cell office:value-type="string" calcext:value-type="string">
            <text:p>http://www.mt-archive.info/50/NPL-1961-Brown-2.pdf</text:p>
          </table:table-cell>
          <table:table-cell table:number-columns-repeated="2"/>
          <table:table-cell office:value-type="float" office:value="591" calcext:value-type="float">
            <text:p>5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ntax in universal translation</text:p>
          </table:table-cell>
          <table:table-cell office:value-type="string" calcext:value-type="string">
            <text:p>ITIROO SAKAI</text:p>
          </table:table-cell>
          <table:table-cell office:value-type="string" calcext:value-type="string">
            <text:p>http://www.mt-archive.info/50/NPL-1961-Sakai.pdf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tion and discussion of paper 26</text:p>
          </table:table-cell>
          <table:table-cell/>
          <table:table-cell office:value-type="string" calcext:value-type="string">
            <text:p>http://www.mt-archive.info/50/NPL-1961-Brown-3.pdf</text:p>
          </table:table-cell>
          <table:table-cell table:number-columns-repeated="2"/>
          <table:table-cell office:value-type="float" office:value="609" calcext:value-type="float">
            <text:p>609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<text:a xlink:href="http://www.mt-archive.info/50/NPL-1961-Kulagina.pdf" xlink:type="simple">Construction of a textual analysis algorithm with the aid</text:a> <text:a xlink:href="http://www.mt-archive.info/50/NPL-1961-Kulagina.pdf" xlink:type="simple">of a computing machine</text:a></text:p>
          </table:table-cell>
          <table:table-cell office:value-type="string" calcext:value-type="string">
            <text:p>OLGA S. KULAGINA</text:p>
          </table:table-cell>
          <table:table-cell office:value-type="string" calcext:value-type="string">
            <text:p>http://www.mt-archive.info/50/NPL-1961-Kulagina.pdf</text:p>
          </table:table-cell>
          <table:table-cell table:number-columns-repeated="2"/>
          <table:table-cell office:value-type="float" office:value="613" calcext:value-type="float">
            <text:p>6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ussion on Miss Kulagina's paper</text:p>
          </table:table-cell>
          <table:table-cell/>
          <table:table-cell office:value-type="string" calcext:value-type="string">
            <text:p>http://www.mt-archive.info/50/NPL-1961-Kulagina.pdf</text:p>
          </table:table-cell>
          <table:table-cell table:number-columns-repeated="2"/>
          <table:table-cell office:value-type="float" office:value="613" calcext:value-type="float">
            <text:p>61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://www.mt-archive.info/50/NPL-1961-Corbe.pdf" xlink:type="simple">Introduction to an automatic English syntax</text:a><text:a xlink:href="http://www.mt-archive.info/50/NPL-1961-Corbe.pdf" xlink:type="simple">(by fragmentation)</text:a></text:p>
          </table:table-cell>
          <table:table-cell office:value-type="string" calcext:value-type="string">
            <text:p>ROBERT TABORY</text:p>
          </table:table-cell>
          <table:table-cell office:value-type="string" calcext:value-type="string">
            <text:p>http://www.mt-archive.info/50/NPL-1961-Corbe.pdf</text:p>
          </table:table-cell>
          <table:table-cell table:number-columns-repeated="2"/>
          <table:table-cell office:value-type="float" office:value="615" calcext:value-type="float">
            <text:p>6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ussion on paper 35</text:p>
          </table:table-cell>
          <table:table-cell/>
          <table:table-cell office:value-type="string" calcext:value-type="string">
            <text:p>http://www.mt-archive.info/50/NPL-1961-Davies-3.pdf</text:p>
          </table:table-cell>
          <table:table-cell table:number-columns-repeated="2"/>
          <table:table-cell office:value-type="float" office:value="653" calcext:value-type="float">
            <text:p>6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matic linguistic analysis - a heuristic problem</text:p>
          </table:table-cell>
          <table:table-cell office:value-type="string" calcext:value-type="string">
            <text:p>PAUL L. GARVIN</text:p>
          </table:table-cell>
          <table:table-cell office:value-type="string" calcext:value-type="string">
            <text:p>http://www.mt-archive.info/50/NPL-1961-Garvin.pdf</text:p>
          </table:table-cell>
          <table:table-cell table:number-columns-repeated="2"/>
          <table:table-cell office:value-type="float" office:value="655" calcext:value-type="float">
            <text:p>6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ussion on paper 1</text:p>
          </table:table-cell>
          <table:table-cell/>
          <table:table-cell office:value-type="string" calcext:value-type="string">
            <text:p>http://www.mt-archive.info/50/NPL-1961-Davies-4.pdf</text:p>
          </table:table-cell>
          <table:table-cell table:number-columns-repeated="2"/>
          <table:table-cell office:value-type="float" office:value="670" calcext:value-type="float">
            <text:p>6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 the mechanization of syntactic analysis</text:p>
          </table:table-cell>
          <table:table-cell office:value-type="string" calcext:value-type="string">
            <text:p>SYDNEY McD. LAMB</text:p>
          </table:table-cell>
          <table:table-cell office:value-type="string" calcext:value-type="string">
            <text:p>http://www.mt-archive.info/50/NPL-1961-Lamb.pdf</text:p>
          </table:table-cell>
          <table:table-cell table:number-columns-repeated="2"/>
          <table:table-cell office:value-type="float" office:value="673" calcext:value-type="float">
            <text:p>6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tion and discussion of paper 21</text:p>
          </table:table-cell>
          <table:table-cell/>
          <table:table-cell office:value-type="string" calcext:value-type="string">
            <text:p>http://www.mt-archive.info/50/NPL-1961-Davies-5.pdf</text:p>
          </table:table-cell>
          <table:table-cell table:number-columns-repeated="2"/>
          <table:table-cell office:value-type="float" office:value="685" calcext:value-type="float">
            <text:p>68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://www.mt-archive.info/50/NPL-1961-Harper.pdf" xlink:type="simple">Procedures for the determination of distributional</text:a> <text:a xlink:href="http://www.mt-archive.info/50/NPL-1961-Harper.pdf" xlink:type="simple">classes</text:a></text:p>
          </table:table-cell>
          <table:table-cell office:value-type="string" calcext:value-type="string">
            <text:p>KENNETH E. HARPER</text:p>
          </table:table-cell>
          <table:table-cell office:value-type="string" calcext:value-type="string">
            <text:p>http://www.mt-archive.info/50/NPL-1961-Harper.pdf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tion and discussion of paper 5</text:p>
          </table:table-cell>
          <table:table-cell/>
          <table:table-cell office:value-type="string" calcext:value-type="string">
            <text:p>http://www.mt-archive.info/50/NPL-1961-Davies-6.pdf</text:p>
          </table:table-cell>
          <table:table-cell table:number-columns-repeated="2"/>
          <table:table-cell office:value-type="float" office:value="699" calcext:value-type="float">
            <text:p>699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<text:a xlink:href="http://www.mt-archive.info/50/NPL-1961-Salton.pdf" xlink:type="simple">An approach to the segmentation problem in speech analysis</text:a> <text:a xlink:href="http://www.mt-archive.info/50/NPL-1961-Salton.pdf" xlink:type="simple">and language translation</text:a></text:p>
          </table:table-cell>
          <table:table-cell office:value-type="string" calcext:value-type="string">
            <text:p>GERARD SALTON and R. W. THORPE</text:p>
          </table:table-cell>
          <table:table-cell office:value-type="string" calcext:value-type="string">
            <text:p>http://www.mt-archive.info/50/NPL-1961-Salton.pdf</text:p>
          </table:table-cell>
          <table:table-cell table:number-columns-repeated="2"/>
          <table:table-cell office:value-type="float" office:value="703" calcext:value-type="float">
            <text:p>70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<text:a xlink:href="http://www.mt-archive.info/50/NPL-1961-Worth.pdf" xlink:type="simple">Transformation criteria for the classification of</text:a> <text:a xlink:href="http://www.mt-archive.info/50/NPL-1961-Worth.pdf" xlink:type="simple">predicative genitive constructions in Russian</text:a></text:p>
          </table:table-cell>
          <table:table-cell office:value-type="string" calcext:value-type="string">
            <text:p>DEAN S. WORTH</text:p>
          </table:table-cell>
          <table:table-cell office:value-type="string" calcext:value-type="string">
            <text:p>http://www.mt-archive.info/50/NPL-1961-Worth.pdf</text:p>
          </table:table-cell>
          <table:table-cell table:number-columns-repeated="2"/>
          <table:table-cell office:value-type="float" office:value="725" calcext:value-type="float">
            <text:p>7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 of delegates</text:p>
          </table:table-cell>
          <table:table-cell/>
          <table:table-cell office:value-type="string" calcext:value-type="string">
            <text:p>http://www.mt-archive.info/50/NPL-1961-participants.pdf</text:p>
          </table:table-cell>
          <table:table-cell table:number-columns-repeated="2"/>
          <table:table-cell office:value-type="float" office:value="737" calcext:value-type="float">
            <text:p>737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 style:data-style-name="N2" text:time-value="15:19:25.673835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31T15:43:27.449571913</dc:date>
    <meta:editing-duration>PT9M8S</meta:editing-duration>
    <meta:editing-cycles>2</meta:editing-cycles>
    <meta:generator>LibreOffice/6.0.7.3$Linux_X86_64 LibreOffice_project/00m0$Build-3</meta:generator>
    <meta:document-statistic meta:table-count="1" meta:cell-count="265" meta:object-count="0"/>
  </office:meta>
</office:document-meta>
</file>